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SQL NULL LOGIC</text:p>
      <text:p text:style-name="Standard"/>
      <text:p text:style-name="Standard">Comparisons involving nulls are more of a problem. For example, consider the comparison "1&lt;null". It would be wrong to say this is true since we do not know what the null value represents. Its unknown basically.</text:p>
      <text:p text:style-name="Standard"></text:p>
      <text:p text:style-name="Standard">But it would likewise be wrong to claim this expression is false; if we did "not(1&lt;null) would then be evaluate to true, which again does not make logical sense.</text:p>
      <text:p text:style-name="Standard"></text:p>
      <text:p text:style-name="Standard">SQL therefore treats as unknown the result of any comparison involving a null value. This creates a third logical value in addition to true and false.</text:p>
      <text:p text:style-name="Standard"></text:p>
      <text:p text:style-name="Standard"></text:p>
      <text:p text:style-name="Standard">Null Values</text:p>
      <text:p text:style-name="Standard"></text:p>
      <text:p text:style-name="Standard">It is possible for tuples to have a null value, denoted by null, for some of their attributes</text:p>
      <text:p text:style-name="Standard">null signifies an unknown value or that a value does not exist.</text:p>
      <text:p text:style-name="Standard">The result of any arithmetic expression involving null is null</text:p>
      <text:p text:style-name="Standard">Example: <text:s/>5 + null <text:s/>returns null</text:p>
      <text:p text:style-name="Standard">The predicate <text:s/>is null can be used to check for null values.</text:p>
      <text:p text:style-name="Standard">Example: Find all instructors whose salary is null.</text:p>
      <text:p text:style-name="Standard"><text:tab/><text:tab/>select name</text:p>
      <text:p text:style-name="Standard"><text:tab/>from instructor</text:p>
      <text:p text:style-name="Standard"><text:tab/>where salary is null</text:p>
      <text:p text:style-name="Standard">Any comparison with null returns unknown</text:p>
      <text:p text:style-name="Standard">Returning false could cause problems:</text:p>
      <text:p text:style-name="Standard">Consider <text:s/>r.A &lt; 10 <text:s text:c="2"/>vs. <text:s text:c="2"/>not (r.A &gt;= 10)</text:p>
      <text:p text:style-name="Standard"></text:p>
      <text:p text:style-name="Standard"></text:p>
      <text:p text:style-name="Standard">Null Values and Three Valued Logic:</text:p>
      <text:p text:style-name="Standard"></text:p>
      <text:p text:style-name="Standard">Any comparison with null returns unknown</text:p>
      <text:p text:style-name="Standard">Example: 5 &lt; null <text:s text:c="2"/>or <text:s text:c="2"/>null &lt;&gt; null <text:s text:c="3"/>or <text:s text:c="3"/>null = null</text:p>
      <text:p text:style-name="Standard">Three-valued logic using the truth value unknown:</text:p>
      <text:p text:style-name="Standard">OR: (unknown or true) <text:s text:c="2"/>= true,</text:p>
      <text:p text:style-name="Standard"><text:s text:c="7"/>(unknown or false) <text:s/>= unknown</text:p>
      <text:p text:style-name="Standard"><text:s text:c="7"/>(unknown or unknown) = unknown</text:p>
      <text:p text:style-name="Standard">AND: (true and unknown) <text:s/>= unknown, <text:s text:c="3"/></text:p>
      <text:p text:style-name="Standard"><text:s text:c="9"/>(false and unknown) = false,</text:p>
      <text:p text:style-name="Standard"><text:s text:c="9"/>(unknown and unknown) = unknown</text:p>
      <text:p text:style-name="Standard">NOT: <text:s/>(not unknown) = unknown</text:p>
      <text:p text:style-name="Standard">“P is unknown” evaluates to true if predicate P evaluates to unknown</text:p>
      <text:p text:style-name="Standard">Result of where clause predicate is treated as false if it evaluates to unknown.</text:p>
      <text:p text:style-name="Standard"></text:p>
      <text:p text:style-name="P1">Courtesy: </text:p>
      <text:p text:style-name="P1">Chapter 3: Introduction to SQL</text:p>
      <text:p text:style-name="P1">Database System Concepts, 6Ed</text:p>
      <text:p text:style-name="Standard">By, Silberschatz, Korth and Sudarshan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1-02T09:58:51</meta:creation-date>
    <dc:date>2016-01-02T10:00:30</dc:date>
    <meta:editing-duration>PT00H01M40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43" meta:word-count="300" meta:character-count="1806"/>
  </office:meta>
</office:document-meta>
</file>